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table:formula="of:=[.A2]+[.B2]+[.C2]-122" office:value-type="float" office:value="29">
            <text:p>2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formula="of:=[.A3]+[.B3]+[.C3]-122" office:value-type="float" office:value="19">
            <text:p>1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table:formula="of:=[.A4]+[.B4]+[.C4]-122" office:value-type="float" office:value="22">
            <text:p>2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formula="of:=[.A5]+[.B5]+[.C5]-122" office:value-type="float" office:value="16">
            <text:p>1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table:formula="of:=[.A6]+[.B6]+[.C6]-122" office:value-type="float" office:value="31">
            <text:p>3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table:formula="of:=[.A7]+[.B7]+[.C7]-122" office:value-type="float" office:value="20">
            <text:p>2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formula="of:=[.A8]+[.B8]+[.C8]-122" office:value-type="float" office:value="13">
            <text:p>1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table:formula="of:=[.A9]+[.B9]+[.C9]-122" office:value-type="float" office:value="29">
            <text:p>2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30">
            <text:p>30</text:p>
          </table:table-cell>
          <table:table-cell table:formula="of:=[.A10]+[.B10]+[.C10]-122" office:value-type="float" office:value="26">
            <text:p>2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[.A11]+[.B11]+[.C11]-122" office:value-type="float" office:value="7">
            <text:p>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formula="of:=[.A12]+[.B12]+[.C12]-122" office:value-type="float" office:value="15">
            <text:p>1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[.A13]+[.B13]+[.C13]-122" office:value-type="float" office:value="14">
            <text:p>1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22">
            <text:p>22</text:p>
          </table:table-cell>
          <table:table-cell table:formula="of:=[.A14]+[.B14]+[.C14]-122" office:value-type="float" office:value="10">
            <text:p>1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[.A15]+[.B15]+[.C15]-122" office:value-type="float" office:value="9">
            <text:p>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[.A16]+[.B16]+[.C16]-122" office:value-type="float" office:value="5">
            <text:p>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[.A17]+[.B17]+[.C17]-122" office:value-type="float" office:value="8">
            <text:p>8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20.03.2016</text:date>, <text:time>21:35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8:43:56.32</meta:creation-date>
    <dc:date>2016-03-20T21:35:38.95</dc:date>
    <meta:editing-duration>PT2H51M52S</meta:editing-duration>
    <meta:editing-cycles>3</meta:editing-cycles>
    <meta:generator>OpenOffice/4.1.1$Win32 OpenOffice.org_project/411m6$Build-9775</meta:generator>
    <meta:document-statistic meta:table-count="3" meta:cell-count="67" meta:object-count="0"/>
  </office:meta>
</office:document-meta>
</file>